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C" style:family="table-column">
      <style:table-column-properties style:column-width="3.401cm" style:rel-column-width="13108*"/>
    </style:style>
    <style:style style:name="Tabela1.E" style:family="table-column">
      <style:table-column-properties style:column-width="3.399cm" style:rel-column-width="1310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C" style:family="table-column">
      <style:table-column-properties style:column-width="3.401cm" style:rel-column-width="13108*"/>
    </style:style>
    <style:style style:name="Tabela2.E" style:family="table-column">
      <style:table-column-properties style:column-width="3.399cm" style:rel-column-width="1310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ela2.E2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09d08f" officeooo:paragraph-rsid="0009d08f"/>
    </style:style>
    <style:style style:name="P2" style:family="paragraph" style:parent-style-name="Heading_20_1">
      <style:text-properties officeooo:rsid="0009d08f" officeooo:paragraph-rsid="0009d08f"/>
    </style:style>
    <style:style style:name="P3" style:family="paragraph" style:parent-style-name="Table_20_Contents">
      <style:text-properties officeooo:rsid="0009d08f" officeooo:paragraph-rsid="0009d08f"/>
    </style:style>
    <style:style style:name="P4" style:family="paragraph" style:parent-style-name="Subtitle">
      <style:text-properties officeooo:rsid="000ab0c1" officeooo:paragraph-rsid="000ab0c1"/>
    </style:style>
    <style:style style:name="P5" style:family="paragraph" style:parent-style-name="Table_20_Contents">
      <style:text-properties officeooo:rsid="000ab0c1" officeooo:paragraph-rsid="000ab0c1"/>
    </style:style>
    <style:style style:name="P6" style:family="paragraph" style:parent-style-name="Text_20_body">
      <style:text-properties officeooo:rsid="000ab0c1" officeooo:paragraph-rsid="000ab0c1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Custos Sistema de Gerenciamento Hoteleiro Hotel Green Garden</text:p>
      <text:h text:style-name="P2" text:outline-level="1">Custo da equipe de Projeto</text:h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E"/>
        <table:table-row>
          <table:table-cell table:style-name="Tabela1.A1" office:value-type="string">
            <text:p text:style-name="P3">Início</text:p>
          </table:table-cell>
          <table:table-cell table:style-name="Tabela1.A1" office:value-type="string">
            <text:p text:style-name="P3">Fim</text:p>
          </table:table-cell>
          <table:table-cell table:style-name="Tabela1.A1" office:value-type="string">
            <text:p text:style-name="P3">Valor</text:p>
          </table:table-cell>
          <table:table-cell table:style-name="Tabela1.A1" office:value-type="string">
            <text:p text:style-name="P3">Adiantamento</text:p>
          </table:table-cell>
          <table:table-cell table:style-name="Tabela1.E1" office:value-type="string">
            <text:p text:style-name="P3">Mensal</text:p>
          </table:table-cell>
        </table:table-row>
        <table:table-row table:style-name="Tabela1.2">
          <table:table-cell table:style-name="Tabela1.A2" office:value-type="string">
            <text:p text:style-name="P3">19/09/2025</text:p>
          </table:table-cell>
          <table:table-cell table:style-name="Tabela1.A2" office:value-type="string">
            <text:p text:style-name="P3">23/01/2026</text:p>
          </table:table-cell>
          <table:table-cell table:style-name="Tabela1.C2" office:value-type="currency" office:currency="BRL" office:value="165547">
            <text:p text:style-name="P3">R$ 165.547,00</text:p>
          </table:table-cell>
          <table:table-cell table:style-name="Tabela1.A2" office:value-type="string">
            <text:p text:style-name="P3">Não</text:p>
          </table:table-cell>
          <table:table-cell table:style-name="Tabela1.E2" office:value-type="string">
            <text:p text:style-name="P3">Não</text:p>
          </table:table-cell>
        </table:table-row>
      </table:table>
      <text:h text:style-name="P2" text:outline-level="1">Custo da Infraestrutura</text:h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E"/>
        <table:table-row>
          <table:table-cell table:style-name="Tabela2.A1" office:value-type="string">
            <text:p text:style-name="P3">Início</text:p>
          </table:table-cell>
          <table:table-cell table:style-name="Tabela2.A1" office:value-type="string">
            <text:p text:style-name="P3">Fim</text:p>
          </table:table-cell>
          <table:table-cell table:style-name="Tabela2.A1" office:value-type="string">
            <text:p text:style-name="P3">Valor Total</text:p>
          </table:table-cell>
          <table:table-cell table:style-name="Tabela2.A1" office:value-type="string">
            <text:p text:style-name="P3">Adiantamento</text:p>
          </table:table-cell>
          <table:table-cell table:style-name="Tabela2.E1" office:value-type="string">
            <text:p text:style-name="P3">Mensal</text:p>
          </table:table-cell>
        </table:table-row>
        <table:table-row>
          <table:table-cell table:style-name="Tabela2.A2" office:value-type="string">
            <text:p text:style-name="P3">24/11/2025</text:p>
          </table:table-cell>
          <table:table-cell table:style-name="Tabela2.A2" office:value-type="string">
            <text:p text:style-name="P3">24/11/2026</text:p>
          </table:table-cell>
          <table:table-cell table:style-name="Tabela2.C2" office:value-type="currency" office:currency="BRL" office:value="85496.13">
            <text:p text:style-name="P3">R$ 85.496,13</text:p>
          </table:table-cell>
          <table:table-cell table:style-name="Tabela2.C2" office:value-type="currency" office:currency="BRL" office:value="7708.66">
            <text:p text:style-name="P3">R$ 7.708,66</text:p>
          </table:table-cell>
          <table:table-cell table:style-name="Tabela2.E2" office:value-type="currency" office:currency="BRL" office:value="6482.29">
            <text:p text:style-name="P3">R$ 6.482,29</text:p>
          </table:table-cell>
        </table:table-row>
      </table:table>
      <text:p text:style-name="P4">Custo Total do Projeto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5">Início</text:p>
          </table:table-cell>
          <table:table-cell table:style-name="Tabela3.A1" office:value-type="string">
            <text:p text:style-name="P5">Fim</text:p>
          </table:table-cell>
          <table:table-cell table:style-name="Tabela3.C1" office:value-type="string">
            <text:p text:style-name="P5">Valor Total</text:p>
          </table:table-cell>
        </table:table-row>
        <table:table-row>
          <table:table-cell table:style-name="Tabela3.A2" office:value-type="string">
            <text:p text:style-name="P5">19/09/2025</text:p>
          </table:table-cell>
          <table:table-cell table:style-name="Tabela3.A2" office:value-type="string">
            <text:p text:style-name="P5">24/11/2026</text:p>
          </table:table-cell>
          <table:table-cell table:style-name="Tabela3.C2" office:value-type="currency" office:currency="BRL" office:value="251043.13">
            <text:p text:style-name="P5">R$ 251.043,1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04:15:10.948123013</meta:creation-date>
    <dc:date>2025-10-03T04:33:23.633606643</dc:date>
    <meta:editing-duration>PT7M24S</meta:editing-duration>
    <meta:editing-cycles>2</meta:editing-cycles>
    <meta:generator>LibreOffice/25.2.6.2$Linux_X86_64 LibreOffice_project/520$Build-2</meta:generator>
    <meta:print-date>2025-10-03T04:26:38.012143918</meta:print-date>
    <meta:printed-by>Arquivos PDF</meta:printed-by>
    <meta:document-statistic meta:table-count="3" meta:image-count="0" meta:object-count="0" meta:page-count="1" meta:paragraph-count="30" meta:word-count="55" meta:character-count="364" meta:non-whitespace-character-count="339"/>
  </office:meta>
</office:document-meta>
</file>